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499cm" style:contextual-spacing="false"/>
      <style:text-properties fo:font-weight="bold" style:font-weight-asian="bold" style:font-weight-complex="bold"/>
    </style:style>
    <style:style style:name="P2" style:family="paragraph" style:parent-style-name="Text_20_body">
      <style:text-properties officeooo:paragraph-rsid="00105f5b"/>
    </style:style>
    <style:style style:name="P3" style:family="paragraph" style:parent-style-name="Text_20_body">
      <style:text-properties officeooo:paragraph-rsid="00122ca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Preformatted_20_Text">
      <style:text-properties officeooo:paragraph-rsid="0013a04d"/>
    </style:style>
    <style:style style:name="T1" style:family="text">
      <style:text-properties fo:color="#ff0000"/>
    </style:style>
    <style:style style:name="T2" style:family="text">
      <style:text-properties fo:font-weight="bold" style:font-weight-asian="bold" style:font-weight-complex="bold"/>
    </style:style>
    <style:style style:name="T3" style:family="text">
      <style:text-properties fo:font-weight="bold" officeooo:rsid="00122cae" style:font-weight-asian="bold" style:font-weight-complex="bold"/>
    </style:style>
    <style:style style:name="T4" style:family="text">
      <style:text-properties officeooo:rsid="00105f5b"/>
    </style:style>
    <style:style style:name="T5" style:family="text">
      <style:text-properties officeooo:rsid="00122cae"/>
    </style:style>
    <style:style style:name="T6" style:family="text">
      <style:text-properties fo:font-weight="normal" style:font-weight-asian="normal" style:font-weight-complex="normal"/>
    </style:style>
    <style:style style:name="T7" style:family="text">
      <style:text-properties fo:font-weight="normal" officeooo:rsid="00105f5b" style:font-weight-asian="normal" style:font-weight-complex="normal"/>
    </style:style>
    <style:style style:name="T8" style:family="text">
      <style:text-properties officeooo:rsid="0013a04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Maldet also known as Linux Malware Detect virus scanner for Linux.</text:p>
      <text:p text:style-name="Text_20_body">Linux Malware Detect (LMD) is a malware scanner for Linux released under the GNU GPLv2 license, that is designed around the threats faced in shared hosted environments. It uses threat data from network edge intrusion detection systems to extract malware that is actively being used in attacks and generates signatures for detection. In addition, threat data is also derived from user submissions with the LMD checkout feature and from malware community resources. The signatures that LMD uses are MD5 file hashes and HEX pattern matches, they are also easily exported to any number of detection tools such as ClamAV.</text:p>
      <text:p text:style-name="Text_20_body">To install LMD, download the package and run the enclosed install.sh script<text:line-break/>Download maldetect package using wget</text:p>
      <text:p text:style-name="Text_20_body"/>
      <text:p text:style-name="Text_20_body"><text:span text:style-name="T3">Step 1: </text:span><text:span text:style-name="T2">Go to the below path</text:span><text:line-break/><text:tab/><text:span text:style-name="Source_20_Text">cd /usr/local/src/</text:span></text:p>
      <text:p text:style-name="Text_20_body"><text:span text:style-name="Source_20_Text"/></text:p>
      <text:p text:style-name="Text_20_body"><text:span text:style-name="T3">Step 2: </text:span><text:span text:style-name="T2">Download the tar file using the below link:</text:span><text:line-break/><text:tab/><text:span text:style-name="Source_20_Text">wget </text:span><text:a xlink:type="simple" xlink:href="http://www.rfxn.com/downloads/maldetect-current.tar.gz"><text:span text:style-name="Source_20_Text">http://www.rfxn.com/downloads/maldetect-current.tar.gz</text:span></text:a></text:p>
      <text:p text:style-name="Text_20_body"><text:span text:style-name="Source_20_Text"/></text:p>
      <text:p text:style-name="Text_20_body"><text:span text:style-name="T3">Step 3: </text:span><text:span text:style-name="T2">Extract the file using the below command</text:span><text:line-break/><text:tab/><text:span text:style-name="Source_20_Text">tar -xzf maldetect-current.tar.gz</text:span></text:p>
      <text:p text:style-name="Text_20_body"><text:span text:style-name="T7">G</text:span><text:span text:style-name="T6">o to the maldet folder</text:span><text:line-break/><text:tab/><text:span text:style-name="Source_20_Text">cd maldetect-*</text:span></text:p>
      <text:p text:style-name="Text_20_body"><text:span text:style-name="Source_20_Text"/></text:p>
      <text:p text:style-name="Text_20_body"><text:span text:style-name="T3">Step 4: </text:span><text:span text:style-name="T2">Now, run the below command to install maldet.</text:span><text:line-break/><text:tab/><text:span text:style-name="Source_20_Text">sh ./install.sh or sudo sh ./install.sh</text:span></text:p>
      <text:p text:style-name="Text_20_body"><text:span text:style-name="Source_20_Text"/></text:p>
      <text:p text:style-name="Text_20_body">It will give below output<text:line-break/><text:span text:style-name="Source_20_Text">Linux Malware Detect v1.3.4<text:line-break/>(C) 1999-2010, R-fx Networks &lt;proj@r-fx.org&gt;<text:line-break/>(C) 2010, Ryan MacDonald &lt;ryan@r-fx.org&gt;<text:line-break/>inotifywait (C) 2007, Rohan McGovern &lt;rohan@mcgovern.id.au&gt;<text:line-break/>This program may be freely redistributed under the terms of the GNU GPL</text:span></text:p>
      <text:p text:style-name="Text_20_body"><text:span text:style-name="Source_20_Text">installation completed to /usr/local/maldetect<text:line-break/>config file: /usr/local/maldetect/conf.maldet<text:line-break/>exec file: /usr/local/maldetect/maldet<text:line-break/>exec link: /usr/local/sbin/maldet<text:line-break/>cron.daily: /etc/cron.daily/maldet</text:span></text:p>
      <text:p text:style-name="Text_20_body"><text:span text:style-name="Source_20_Text">maldet(32517): {sigup} performing signature update check…<text:line-break/>maldet(32517): {sigup} local signature set is version 2010051510029<text:line-break/>maldet(32517): {sigup} latest signature set already installed</text:span></text:p>
      <text:p text:style-name="Text_20_body"/>
      <text:h text:style-name="Heading_20_4" text:outline-level="4"><text:soft-page-break/>Step <text:span text:style-name="T5">5</text:span>: Configuring LMD</text:h>
      <text:p text:style-name="Text_20_body">By default all options are fully commented in the configuration file, so configure it according to your needs. But before making any changes let’s have a detailed review of each option below.</text:p>
      <text:list xml:id="list6897986095038633327" text:style-name="L1">
        <text:list-item>
          <text:p text:style-name="P5"><text:span text:style-name="Strong_20_Emphasis">email_aler</text:span><text:span text:style-name="Strong_20_Emphasis"><text:span text:style-name="T4">t </text:span></text:span>: If you would like to receive email alerts, then it should be set to 1. </text:p>
        </text:list-item>
        <text:list-item>
          <text:p text:style-name="P5"><text:span text:style-name="Strong_20_Emphasis">email_subj </text:span>: Set your email subject here. </text:p>
        </text:list-item>
        <text:list-item>
          <text:p text:style-name="P5"><text:span text:style-name="Strong_20_Emphasis">email_addr </text:span>: Add your email address to receive malware alerts. </text:p>
        </text:list-item>
        <text:list-item>
          <text:p text:style-name="P5"><text:span text:style-name="Strong_20_Emphasis"><text:span text:style-name="T1">quar_hits </text:span></text:span><text:span text:style-name="T1">: The default quarantine action for malware hits, it should be set 1.</text:span> </text:p>
        </text:list-item>
        <text:list-item>
          <text:p text:style-name="P5"><text:span text:style-name="Strong_20_Emphasis"><text:span text:style-name="T1">quar_clean </text:span></text:span><text:span text:style-name="T1">: Cleaning detected malware injections, must set to 1.</text:span> </text:p>
        </text:list-item>
        <text:list-item>
          <text:p text:style-name="P5"><text:span text:style-name="Strong_20_Emphasis">quar_susp </text:span>: The default suspend action for users wih hits, set it as per your requirements. </text:p>
        </text:list-item>
        <text:list-item>
          <text:p text:style-name="P4"><text:span text:style-name="Strong_20_Emphasis">quar_susp_minuid :</text:span> Minimum userid that can be suspended. </text:p>
        </text:list-item>
      </text:list>
      <text:p text:style-name="Text_20_body"><text:span text:style-name="T2">Open file </text:span><text:span text:style-name="Strong_20_Emphasis"><text:span text:style-name="T2">/usr/local/maldetect/conf.maldet </text:span></text:span><text:span text:style-name="T2">and make changes according to your needs</text:span><text:line-break/><text:span text:style-name="T4">vi</text:span><text:span text:style-name="Source_20_Text"> /usr/local/maldetect/conf.maldet </text:span></text:p>
      <text:p text:style-name="Text_20_body"><text:span text:style-name="T2">To update the maldet use the below commands.</text:span><text:line-break/><text:tab/><text:span text:style-name="Source_20_Text">maldet -u or maldet -d</text:span> </text:p>
      <text:p text:style-name="P3"><text:span text:style-name="T2">To scan the files. perticular user</text:span><text:line-break/><text:tab/><text:span text:style-name="Source_20_Text"><text:span text:style-name="T1">maldet -a /home/username/</text:span></text:span></text:p>
      <text:p text:style-name="Text_20_body">It will scan all the files and provide you the output.</text:p>
      <text:p text:style-name="Text_20_body"/>
      <text:p text:style-name="P2">To scan all user under public_html paths under /home*/ this can be done with:</text:p>
      <text:p text:style-name="P2"><text:line-break/><text:span text:style-name="Source_20_Text"><text:span text:style-name="T2">root@server[~]# maldet --scan-all /home?/?/public_html</text:span></text:span></text:p>
      <text:p text:style-name="P1">root@server[~]-maldet --scan-all /home</text:p>
      <text:p text:style-name="P2">To scan the same path but the content that has been created/modified in the last 5 days:</text:p>
      <text:p text:style-name="P2"><text:line-break/><text:span text:style-name="Source_20_Text"><text:span text:style-name="T2">root@server[~]# maldet --scan-recent /home?/?/public_html 5</text:span></text:span></text:p>
      <text:p text:style-name="P2">To scan but forget to turn on the quarantine option, you could quarantine all malware results from a previous scan with:</text:p>
      <text:p text:style-name="P2"><text:line-break/><text:span text:style-name="Source_20_Text"><text:span text:style-name="T2">root@server[~]# maldet --quarantine SCANID</text:span></text:span></text:p>
      <text:p text:style-name="P2">If you wanted to attempt a clean on all malware results from a previous scan that did not have the feature enabled, you would do with.</text:p>
      <text:p text:style-name="P2"><text:line-break/><text:span text:style-name="Source_20_Text"><text:span text:style-name="T2">root@server[~]# maldet --clean SCANID</text:span></text:span></text:p>
      <text:p text:style-name="P2">If you had a file that was quarantined from a false positive or that you simply want to restore (i.e: you manually cleaned it), you can use the following:</text:p>
      <text:p text:style-name="P2"><text:line-break/><text:span text:style-name="Source_20_Text"><text:span text:style-name="T2">root@server[~]# maldet --restore config.php.2384<text:line-break/>root@server[~]# maldet --restore /usr/local/maldetect/quarantine/config.php.2384</text:span></text:span></text:p>
      <text:p text:style-name="P6"><text:span text:style-name="T8">Reference:</text:span></text:p>
      <text:p text:style-name="P6"><text:a xlink:type="simple" xlink:href="http://www.servernoobs.com/how-to-install-and-configure-maldet-linux-malware-detect-lmd/"><text:span text:style-name="T8">http://www.servernoobs.com/how-to-install-and-configure-maldet-linux-malware-detect-lmd/</text:span></text:a></text:p>
      <text:p text:style-name="P6"><text:a xlink:type="simple" xlink:href="http://blog.hostonnet.com/how-to-install-and-configure-maldet-linux-malware-detect-lmd"><text:span text:style-name="T8">http://blog.hostonnet.com/how-to-install-and-configure-maldet-linux-malware-detect-lm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Source_20_Text" style:display-name="Source Text" style:family="text">
      <style:text-properties style:font-name="DejaVu Sans Mono" style:font-name-asian="DejaVu Sans Mono" style:font-name-complex="Lohit Hindi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27T15:25:41</dc:date>
    <dc:creator>FSSD </dc:creator>
    <meta:generator>LibreOffice/4.0.2.2$Linux_x86 LibreOffice_project/400m0$Build-2</meta:generator>
    <meta:editing-duration>P0D</meta:editing-duration>
    <meta:editing-cycles>1</meta:editing-cycles>
    <meta:document-statistic meta:table-count="0" meta:image-count="0" meta:object-count="0" meta:page-count="2" meta:paragraph-count="38" meta:word-count="572" meta:character-count="3967" meta:non-whitespace-character-count="3426"/>
  </office:meta>
</office:document-meta>
</file>